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aa95"/>
    </style:style>
    <style:style style:name="ce10" style:family="table-cell" style:parent-style-name="Default">
      <style:table-cell-properties fo:border-bottom="none" fo:border-left="0.99pt double #000000" style:border-line-width-left="0.0209in 0.0016in 0.0102in" fo:border-right="none" fo:border-top="0.99pt double #000000" style:border-line-width-top="0.0209in 0.0016in 0.0102in"/>
    </style:style>
    <style:style style:name="ce11" style:family="table-cell" style:parent-style-name="Default">
      <style:table-cell-properties fo:border-bottom="none" fo:background-color="#ffbf00" fo:border-left="0.99pt double #000000" style:border-line-width-left="0.0209in 0.0016in 0.0102in" fo:border-right="none" fo:border-top="none"/>
      <style:map style:condition="cell-content()&lt;1" style:apply-style-name="Error" style:base-cell-address="Sheet1.N2"/>
      <style:map style:condition="cell-content()&gt;9" style:apply-style-name="Error" style:base-cell-address="Sheet1.N2"/>
    </style:style>
    <style:style style:name="ce12" style:family="table-cell" style:parent-style-name="Default">
      <style:table-cell-properties fo:border-bottom="none" fo:background-color="transparent" fo:border-left="0.99pt double #000000" style:border-line-width-left="0.0209in 0.0016in 0.0102in" fo:border-right="none" fo:border-top="none"/>
      <style:map style:condition="cell-content()&lt;1" style:apply-style-name="Error" style:base-cell-address="Sheet1.N2"/>
      <style:map style:condition="cell-content()&gt;9" style:apply-style-name="Error" style:base-cell-address="Sheet1.N2"/>
    </style:style>
    <style:style style:name="ce13" style:family="table-cell" style:parent-style-name="Default">
      <style:table-cell-properties fo:border-bottom="none" fo:border-left="0.99pt double #000000" style:border-line-width-left="0.0209in 0.0016in 0.0102in" fo:border-right="none" fo:border-top="none"/>
    </style:style>
    <style:style style:name="ce14" style:family="table-cell" style:parent-style-name="Default">
      <style:table-cell-properties fo:border-bottom="0.99pt double #000000" style:border-line-width-bottom="0.0209in 0.0016in 0.0102in" fo:border-left="0.99pt double #000000" style:border-line-width-left="0.0209in 0.0016in 0.0102in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99pt double #000000" style:border-line-width-top="0.0209in 0.0016in 0.0102in"/>
    </style:style>
    <style:style style:name="ce16" style:family="table-cell" style:parent-style-name="Default" style:data-style-name="N0"/>
    <style:style style:name="ce17" style:family="table-cell" style:parent-style-name="Default">
      <style:table-cell-properties fo:border-bottom="0.99pt double #000000" style:border-line-width-bottom="0.0209in 0.0016in 0.0102in" fo:border-left="none" fo:border-right="none" fo:border-top="none"/>
    </style:style>
    <style:style style:name="ce18" style:family="table-cell" style:parent-style-name="Default" style:data-style-name="N0">
      <style:table-cell-properties fo:border-bottom="0.99pt double #000000" style:border-line-width-bottom="0.0209in 0.0016in 0.0102in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99pt double #000000" style:border-line-width-right="0.0209in 0.0016in 0.0102in" fo:border-top="0.99pt double #000000" style:border-line-width-top="0.0209in 0.0016in 0.0102in"/>
    </style:style>
    <style:style style:name="ce20" style:family="table-cell" style:parent-style-name="Default" style:data-style-name="N99">
      <style:table-cell-properties fo:border-bottom="none" fo:border-left="none" fo:border-right="0.99pt double #000000" style:border-line-width-right="0.0209in 0.0016in 0.0102in" fo:border-top="none"/>
    </style:style>
    <style:style style:name="ce21" style:family="table-cell" style:parent-style-name="Default">
      <style:table-cell-properties fo:border-bottom="none" fo:border-left="none" fo:border-right="0.99pt double #000000" style:border-line-width-right="0.0209in 0.0016in 0.0102in" fo:border-top="none"/>
    </style:style>
    <style:style style:name="ce22" style:family="table-cell" style:parent-style-name="Default">
      <style:table-cell-properties fo:border-bottom="0.99pt double #000000" style:border-line-width-bottom="0.0209in 0.0016in 0.0102in" fo:border-left="none" fo:border-right="0.99pt double #000000" style:border-line-width-right="0.0209in 0.0016in 0.0102in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1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10" office:value-type="string" calcext:value-type="string">
            <text:p>Input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Z temp</text:p>
          </table:table-cell>
          <table:table-cell table:style-name="ce15"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mod z</text:p>
          </table:table-cell>
          <table:table-cell table:style-name="ce15" office:value-type="string" calcext:value-type="string">
            <text:p>magic sum</text:p>
          </table:table-cell>
          <table:table-cell table:style-name="ce19"/>
        </table:table-row>
        <table:table-row table:style-name="ro1">
          <table:table-cell table:style-name="ce1" office:value-type="string" calcext:value-type="string">
            <text:p>inp w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" table:formula="of:=[.$N$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formula="of:=[.$L$253]" office:value-type="float" office:value="0" calcext:value-type="float">
            <text:p>0</text:p>
          </table:table-cell>
          <table:table-cell table:formula="of:=[.L19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IF([.R2]=26; TRUNC([.U1]/26); ([.U1]*26)+[.N2]+[.T2])" office:value-type="float" office:value="9" calcext:value-type="float">
            <text:p>9</text:p>
          </table:table-cell>
          <table:table-cell table:formula="of:=MOD([.U2]; 26)" office:value-type="float" office:value="9" calcext:value-type="float">
            <text:p>9</text:p>
          </table:table-cell>
          <table:table-cell table:formula="of:=[.T2]+[.N2]" office:value-type="float" office:value="9" calcext:value-type="float">
            <text:p>9</text:p>
          </table:table-cell>
          <table:table-cell table:style-name="ce20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12"/>
          <table:table-cell table:style-name="ce11" office:value-type="float" office:value="9" calcext:value-type="float">
            <text:p>9</text:p>
          </table:table-cell>
          <table:table-cell/>
          <table:table-cell table:formula="of:=[.L37]"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IF([.R3]=26; TRUNC([.U2]/26); ([.U2]*26)+[.N3]+[.T3])" office:value-type="float" office:value="250" calcext:value-type="float">
            <text:p>250</text:p>
          </table:table-cell>
          <table:table-cell table:formula="of:=MOD([.U3]; 26)" office:value-type="float" office:value="16" calcext:value-type="float">
            <text:p>16</text:p>
          </table:table-cell>
          <table:table-cell table:formula="of:=[.T3]+[.N3]" office:value-type="float" office:value="16" calcext:value-type="float">
            <text:p>16</text:p>
          </table:table-cell>
          <table:table-cell table:style-name="ce20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12"/>
          <table:table-cell table:style-name="ce11" office:value-type="float" office:value="4" calcext:value-type="float">
            <text:p>4</text:p>
          </table:table-cell>
          <table:table-cell/>
          <table:table-cell table:formula="of:=[.L55]" office:value-type="float" office:value="6514" calcext:value-type="float">
            <text:p>6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R4]=26; TRUNC([.U3]/26); ([.U3]*26)+[.N4]+[.T4])" office:value-type="float" office:value="6514" calcext:value-type="float">
            <text:p>6514</text:p>
          </table:table-cell>
          <table:table-cell table:formula="of:=MOD([.U4]; 26)" office:value-type="float" office:value="14" calcext:value-type="float">
            <text:p>14</text:p>
          </table:table-cell>
          <table:table-cell table:formula="of:=[.T4]+[.N4]" office:value-type="float" office:value="14" calcext:value-type="float">
            <text:p>14</text:p>
          </table:table-cell>
          <table:table-cell table:style-name="ce20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MOD([.L2]; 26)" office:value-type="float" office:value="0" calcext:value-type="float">
            <text:p>0</text:p>
          </table:table-cell>
          <table:table-cell table:number-columns-repeated="3"/>
          <table:table-cell table:style-name="ce11" office:value-type="float" office:value="9" calcext:value-type="float">
            <text:p>9</text:p>
          </table:table-cell>
          <table:table-cell/>
          <table:table-cell table:formula="of:=[.L73]" office:value-type="float" office:value="169375" calcext:value-type="float">
            <text:p>169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[.R5]=26; TRUNC([.U4]/26); ([.U4]*26)+[.N5]+[.T5])" office:value-type="float" office:value="169375" calcext:value-type="float">
            <text:p>169375</text:p>
          </table:table-cell>
          <table:table-cell table:formula="of:=MOD([.U5]; 26)" office:value-type="float" office:value="11" calcext:value-type="float">
            <text:p>11</text:p>
          </table:table-cell>
          <table:table-cell table:formula="of:=[.T5]+[.N5]" office:value-type="float" office:value="11" calcext:value-type="float">
            <text:p>11</text:p>
          </table:table-cell>
          <table:table-cell table:style-name="ce20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2]/[.H6])" office:value-type="float" office:value="0" calcext:value-type="float">
            <text:p>0</text:p>
          </table:table-cell>
          <table:table-cell/>
          <table:table-cell table:style-name="ce12" table:formula="of:=[.O6]" office:value-type="float" office:value="4" calcext:value-type="float">
            <text:p>4</text:p>
          </table:table-cell>
          <table:table-cell table:style-name="ce16" table:formula="of:=[.S6]+[.V5]" office:value-type="float" office:value="4" calcext:value-type="float">
            <text:p>4</text:p>
          </table:table-cell>
          <table:table-cell table:formula="of:=[.L91]" office:value-type="float" office:value="6514" calcext:value-type="float">
            <text:p>651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table:formula="of:=IF([.R6]=26; TRUNC([.U5]/26); ([.U5]*26)+[.N6]+[.T6])" office:value-type="float" office:value="6514" calcext:value-type="float">
            <text:p>6514</text:p>
          </table:table-cell>
          <table:table-cell table:formula="of:=MOD([.U6]; 26)" office:value-type="float" office:value="14" calcext:value-type="float">
            <text:p>14</text:p>
          </table:table-cell>
          <table:table-cell table:formula="of:=[.T6]+[.N6]" office:value-type="float" office:value="19" calcext:value-type="float">
            <text:p>19</text:p>
          </table:table-cell>
          <table:table-cell table:style-name="ce20" table:formula="of:=[.N6]=[.S6]+[.V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d x 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table:formula="of:=[.J5]+[.H7]" office:value-type="float" office:value="13" calcext:value-type="float">
            <text:p>13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/>
          <table:table-cell table:formula="of:=[.L109]" office:value-type="float" office:value="169373" calcext:value-type="float">
            <text:p>1693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R7]=26; TRUNC([.U6]/26); ([.U6]*26)+[.N7]+[.T7])" office:value-type="float" office:value="169373" calcext:value-type="float">
            <text:p>169373</text:p>
          </table:table-cell>
          <table:table-cell table:formula="of:=MOD([.U7]; 26)" office:value-type="float" office:value="9" calcext:value-type="float">
            <text:p>9</text:p>
          </table:table-cell>
          <table:table-cell table:formula="of:=[.T7]+[.N7]" office:value-type="float" office:value="9" calcext:value-type="float">
            <text:p>9</text:p>
          </table:table-cell>
          <table:table-cell table:style-name="ce20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formula="of:=IF([.J7]=[.I2]; 1; 0)" office:value-type="float" office:value="0" calcext:value-type="float">
            <text:p>0</text:p>
          </table:table-cell>
          <table:table-cell table:number-columns-repeated="3"/>
          <table:table-cell table:style-name="ce11" office:value-type="float" office:value="9" calcext:value-type="float">
            <text:p>9</text:p>
          </table:table-cell>
          <table:table-cell/>
          <table:table-cell table:formula="of:=[.L127]" office:value-type="float" office:value="4403708" calcext:value-type="float">
            <text:p>44037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R8]=26; TRUNC([.U7]/26); ([.U7]*26)+[.N8]+[.T8])" office:value-type="float" office:value="4403708" calcext:value-type="float">
            <text:p>4403708</text:p>
          </table:table-cell>
          <table:table-cell table:formula="of:=MOD([.U8]; 26)" office:value-type="float" office:value="10" calcext:value-type="float">
            <text:p>10</text:p>
          </table:table-cell>
          <table:table-cell table:formula="of:=[.T8]+[.N8]" office:value-type="float" office:value="10" calcext:value-type="float">
            <text:p>10</text:p>
          </table:table-cell>
          <table:table-cell table:style-name="ce20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8]=0; 1; 0)" office:value-type="float" office:value="1" calcext:value-type="float">
            <text:p>1</text:p>
          </table:table-cell>
          <table:table-cell table:number-columns-repeated="3"/>
          <table:table-cell table:style-name="ce12" table:formula="of:=[.O9]" office:value-type="float" office:value="5" calcext:value-type="float">
            <text:p>5</text:p>
          </table:table-cell>
          <table:table-cell table:style-name="ce16" table:formula="of:=[.S9]+[.V8]" office:value-type="float" office:value="5" calcext:value-type="float">
            <text:p>5</text:p>
          </table:table-cell>
          <table:table-cell table:formula="of:=[.L145]" office:value-type="float" office:value="169373" calcext:value-type="float">
            <text:p>1693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formula="of:=IF([.R9]=26; TRUNC([.U8]/26); ([.U8]*26)+[.N9]+[.T9])" office:value-type="float" office:value="169373" calcext:value-type="float">
            <text:p>169373</text:p>
          </table:table-cell>
          <table:table-cell table:formula="of:=MOD([.U9]; 26)" office:value-type="float" office:value="9" calcext:value-type="float">
            <text:p>9</text:p>
          </table:table-cell>
          <table:table-cell table:formula="of:=[.T9]+[.N9]" office:value-type="float" office:value="15" calcext:value-type="float">
            <text:p>15</text:p>
          </table:table-cell>
          <table:table-cell table:style-name="ce20" table:formula="of:=[.N9]=[.S9]+[.V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12"/>
          <table:table-cell table:style-name="ce11" office:value-type="float" office:value="7" calcext:value-type="float">
            <text:p>7</text:p>
          </table:table-cell>
          <table:table-cell/>
          <table:table-cell table:formula="of:=[.L163]" office:value-type="float" office:value="4403710" calcext:value-type="float">
            <text:p>44037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R10]=26; TRUNC([.U9]/26); ([.U9]*26)+[.N10]+[.T10])" office:value-type="float" office:value="4403710" calcext:value-type="float">
            <text:p>4403710</text:p>
          </table:table-cell>
          <table:table-cell table:formula="of:=MOD([.U10]; 26)" office:value-type="float" office:value="12" calcext:value-type="float">
            <text:p>12</text:p>
          </table:table-cell>
          <table:table-cell table:formula="of:=[.T10]+[.N10]" office:value-type="float" office:value="12" calcext:value-type="float">
            <text:p>12</text:p>
          </table:table-cell>
          <table:table-cell table:style-name="ce2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  <table:table-cell table:style-name="ce12" table:formula="of:=[.O11]" office:value-type="float" office:value="9" calcext:value-type="float">
            <text:p>9</text:p>
          </table:table-cell>
          <table:table-cell table:style-name="ce16" table:formula="of:=[.S11]+[.V10]" office:value-type="float" office:value="9" calcext:value-type="float">
            <text:p>9</text:p>
          </table:table-cell>
          <table:table-cell table:formula="of:=[.L181]" office:value-type="float" office:value="169373" calcext:value-type="float">
            <text:p>1693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IF([.R11]=26; TRUNC([.U10]/26); ([.U10]*26)+[.N11]+[.T11])" office:value-type="float" office:value="169373" calcext:value-type="float">
            <text:p>169373</text:p>
          </table:table-cell>
          <table:table-cell table:formula="of:=MOD([.U11]; 26)" office:value-type="float" office:value="9" calcext:value-type="float">
            <text:p>9</text:p>
          </table:table-cell>
          <table:table-cell table:formula="of:=[.T11]+[.N11]" office:value-type="float" office:value="12" calcext:value-type="float">
            <text:p>12</text:p>
          </table:table-cell>
          <table:table-cell table:style-name="ce20" table:formula="of:=[.N11]=[.S11]+[.V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1]*[.J9]" office:value-type="float" office:value="25" calcext:value-type="float">
            <text:p>25</text:p>
          </table:table-cell>
          <table:table-cell table:number-columns-repeated="2"/>
          <table:table-cell table:style-name="ce12" table:formula="of:=[.O12]" office:value-type="float" office:value="9" calcext:value-type="float">
            <text:p>9</text:p>
          </table:table-cell>
          <table:table-cell table:style-name="ce16" table:formula="of:=[.S12]+[.V11]" office:value-type="float" office:value="9" calcext:value-type="float">
            <text:p>9</text:p>
          </table:table-cell>
          <table:table-cell table:formula="of:=[.L199]" office:value-type="float" office:value="6514" calcext:value-type="float">
            <text:p>651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R12]=26; TRUNC([.U11]/26); ([.U11]*26)+[.N12]+[.T12])" office:value-type="float" office:value="6514" calcext:value-type="float">
            <text:p>6514</text:p>
          </table:table-cell>
          <table:table-cell table:formula="of:=MOD([.U12]; 26)" office:value-type="float" office:value="14" calcext:value-type="float">
            <text:p>14</text:p>
          </table:table-cell>
          <table:table-cell table:formula="of:=[.T12]+[.N12]" office:value-type="float" office:value="14" calcext:value-type="float">
            <text:p>14</text:p>
          </table:table-cell>
          <table:table-cell table:style-name="ce20" table:formula="of:=[.V11]=[.N12]+[.S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12]+1" office:value-type="float" office:value="26" calcext:value-type="float">
            <text:p>26</text:p>
          </table:table-cell>
          <table:table-cell table:number-columns-repeated="2"/>
          <table:table-cell table:style-name="ce12" table:formula="of:=[.O13]" office:value-type="float" office:value="9" calcext:value-type="float">
            <text:p>9</text:p>
          </table:table-cell>
          <table:table-cell table:style-name="ce16" table:formula="of:=[.S13]+[.V12]" office:value-type="float" office:value="9" calcext:value-type="float">
            <text:p>9</text:p>
          </table:table-cell>
          <table:table-cell table:formula="of:=[.L217]" office:value-type="float" office:value="250" calcext:value-type="float">
            <text:p>25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table:formula="of:=IF([.R13]=26; TRUNC([.U12]/26); ([.U12]*26)+[.N13]+[.T13])" office:value-type="float" office:value="250" calcext:value-type="float">
            <text:p>250</text:p>
          </table:table-cell>
          <table:table-cell table:formula="of:=MOD([.U13]; 26)" office:value-type="float" office:value="16" calcext:value-type="float">
            <text:p>16</text:p>
          </table:table-cell>
          <table:table-cell table:formula="of:=[.T13]+[.N13]" office:value-type="float" office:value="20" calcext:value-type="float">
            <text:p>20</text:p>
          </table:table-cell>
          <table:table-cell table:style-name="ce20" table:formula="of:=[.N13]=[.S13]+[.V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6]*[.K13]" office:value-type="float" office:value="0" calcext:value-type="float">
            <text:p>0</text:p>
          </table:table-cell>
          <table:table-cell/>
          <table:table-cell table:style-name="ce12" table:formula="of:=[.O14]" office:value-type="float" office:value="7" calcext:value-type="float">
            <text:p>7</text:p>
          </table:table-cell>
          <table:table-cell table:style-name="ce16" table:formula="of:=[.S14]+[.V13]" office:value-type="float" office:value="7" calcext:value-type="float">
            <text:p>7</text:p>
          </table:table-cell>
          <table:table-cell table:formula="of:=[.L235]"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table:formula="of:=IF([.R14]=26; TRUNC([.U13]/26); ([.U13]*26)+[.N14]+[.T14])" office:value-type="float" office:value="9" calcext:value-type="float">
            <text:p>9</text:p>
          </table:table-cell>
          <table:table-cell table:formula="of:=MOD([.U14]; 26)" office:value-type="float" office:value="9" calcext:value-type="float">
            <text:p>9</text:p>
          </table:table-cell>
          <table:table-cell table:formula="of:=[.T14]+[.N14]" office:value-type="float" office:value="19" calcext:value-type="float">
            <text:p>19</text:p>
          </table:table-cell>
          <table:table-cell table:style-name="ce20" table:formula="of:=[.N14]=[.S14]+[.V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  <table:table-cell table:style-name="ce12" table:formula="of:=[.O15]" office:value-type="float" office:value="9" calcext:value-type="float">
            <text:p>9</text:p>
          </table:table-cell>
          <table:table-cell table:style-name="ce16" table:formula="of:=[.S15]+[.V14]" office:value-type="float" office:value="9" calcext:value-type="float">
            <text:p>9</text:p>
          </table:table-cell>
          <table:table-cell table:formula="of:=[.L253]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R15]=26; TRUNC([.U14]/26); ([.U14]*26)+[.N15]+[.T15])" office:value-type="float" office:value="0" calcext:value-type="float">
            <text:p>0</text:p>
          </table:table-cell>
          <table:table-cell table:formula="of:=MOD([.U15]; 26)" office:value-type="float" office:value="0" calcext:value-type="float">
            <text:p>0</text:p>
          </table:table-cell>
          <table:table-cell table:formula="of:=[.T15]+[.N15]" office:value-type="float" office:value="19" calcext:value-type="float">
            <text:p>19</text:p>
          </table:table-cell>
          <table:table-cell table:style-name="ce20" table:formula="of:=[.N15]=[.S15]+[.V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  <table:table-cell table:formula="of:=[.I2]" office:value-type="float" office:value="3" calcext:value-type="float">
            <text:p>3</text:p>
          </table:table-cell>
          <table:table-cell table:number-columns-repeated="2"/>
          <table:table-cell table:style-name="ce13"/>
          <table:table-cell table:number-columns-repeated="9"/>
          <table:table-cell table:style-name="ce21"/>
        </table:table-row>
        <table:table-row table:style-name="ro1">
          <table:table-cell office:value-type="string" calcext:value-type="string">
            <text:p>add y 6</text:p>
          </table:table-cell>
          <table:table-cell table:number-columns-repeated="2"/>
          <table:table-cell office:value-type="string" calcext:value-type="string">
            <text:p>A+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formula="of:=[.K16]+[.H17]" office:value-type="float" office:value="9" calcext:value-type="float">
            <text:p>9</text:p>
          </table:table-cell>
          <table:table-cell table:number-columns-repeated="2"/>
          <table:table-cell table:style-name="ce13" office:value-type="string" calcext:value-type="string">
            <text:p>Set orange fields as high as possible</text:p>
          </table:table-cell>
          <table:table-cell table:number-columns-repeated="9"/>
          <table:table-cell table:style-name="ce21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7]*[.J9]" office:value-type="float" office:value="9" calcext:value-type="float">
            <text:p>9</text:p>
          </table:table-cell>
          <table:table-cell table:number-columns-repeated="2"/>
          <table:table-cell table:style-name="ce13" office:value-type="string" calcext:value-type="string">
            <text:p>Go down from highest order bit</text:p>
          </table:table-cell>
          <table:table-cell table:number-columns-repeated="9"/>
          <table:table-cell table:style-name="ce21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A+6</text:p>
          </table:table-cell>
          <table:table-cell table:number-columns-repeated="6"/>
          <table:table-cell table:formula="of:=[.L14]+[.K18]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If a digit later on becomes higher than 9, decrease value</text:p>
          </table:table-cell>
          <table:table-cell table:number-columns-repeated="9"/>
          <table:table-cell table:style-name="ce21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4" table:formula="of:=[.$N$3]" office:value-type="float" office:value="9" calcext:value-type="float">
            <text:p>9</text:p>
          </table:table-cell>
          <table:table-cell/>
          <table:table-cell table:formula="of:=[.K18]" office:value-type="float" office:value="9" calcext:value-type="float">
            <text:p>9</text:p>
          </table:table-cell>
          <table:table-cell table:formula="of:=[.L19]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Digits are interlinled in pairs: 1 and 14, 2 and 13, …</text:p>
          </table:table-cell>
          <table:table-cell table:style-name="ce17" table:number-columns-repeated="4"/>
          <table:table-cell table:style-name="ce17" office:value-type="string" calcext:value-type="string">
            <text:p>Solution:</text:p>
          </table:table-cell>
          <table:table-cell table:style-name="ce18" office:value-type="float" office:value="39494195799979" calcext:value-type="float">
            <text:p>39494195799979</text:p>
          </table:table-cell>
          <table:table-cell table:style-name="ce17" table:number-columns-repeated="3"/>
          <table:table-cell table:style-name="ce2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A+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20]; 26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20]/[.H24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5</text:p>
          </table:table-cell>
          <table:table-cell/>
          <table:table-cell office:value-type="string" calcext:value-type="string">
            <text:p>A+2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table:formula="of:=[.J23]+[.H25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formula="of:=IF([.J25]=[.I20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26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formula="of:=[.K29]*[.J27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30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A+6)*26</text:p>
          </table:table-cell>
          <table:table-cell table:number-columns-repeated="6"/>
          <table:table-cell table:formula="of:=[.L24]*[.K31]"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  <table:table-cell table:formula="of:=[.I20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7</text:p>
          </table:table-cell>
          <table:table-cell table:number-columns-repeated="2"/>
          <table:table-cell office:value-type="string" calcext:value-type="string">
            <text:p>B+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formula="of:=[.K34]+[.H35]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35]*[.J27]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A+6)*26)+B+7</text:p>
          </table:table-cell>
          <table:table-cell table:number-columns-repeated="6"/>
          <table:table-cell table:formula="of:=[.L32]+[.K36]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5" table:formula="of:=[.$N$4]" office:value-type="float" office:value="4" calcext:value-type="float">
            <text:p>4</text:p>
          </table:table-cell>
          <table:table-cell/>
          <table:table-cell table:formula="of:=[.K36]" office:value-type="float" office:value="16" calcext:value-type="float">
            <text:p>16</text:p>
          </table:table-cell>
          <table:table-cell table:formula="of:=[.L37]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((A+6)*26)+B+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A+6+B+7</text:p>
          </table:table-cell>
          <table:table-cell table:number-columns-repeated="3"/>
          <table:table-cell office:value-type="string" calcext:value-type="string">
            <text:p>A+B==13</text:p>
          </table:table-cell>
          <table:table-cell table:number-columns-repeated="2"/>
          <table:table-cell table:formula="of:=MOD([.L38]; 26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38]/[.H42])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5</text:p>
          </table:table-cell>
          <table:table-cell/>
          <table:table-cell office:value-type="string" calcext:value-type="string">
            <text:p>A+B+2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table:formula="of:=[.J41]+[.H43]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formula="of:=IF([.J43]=[.I38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44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formula="of:=[.K47]*[.J45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48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((A+6)*26)+B+7)*26</text:p>
          </table:table-cell>
          <table:table-cell table:number-columns-repeated="6"/>
          <table:table-cell table:formula="of:=[.L42]*[.K49]" office:value-type="float" office:value="6500" calcext:value-type="float">
            <text:p>6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6"/>
          <table:table-cell table:formula="of:=[.I38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0</text:p>
          </table:table-cell>
          <table:table-cell table:number-columns-repeated="2"/>
          <table:table-cell office:value-type="string" calcext:value-type="string">
            <text:p>C+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table:formula="of:=[.K52]+[.H53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53]*[.J45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((A+6)*26)+B+7)*26)+C+10 </text:p>
          </table:table-cell>
          <table:table-cell table:number-columns-repeated="6"/>
          <table:table-cell table:formula="of:=[.L50]+[.K54]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" table:formula="of:=[.$N$5]" office:value-type="float" office:value="9" calcext:value-type="float">
            <text:p>9</text:p>
          </table:table-cell>
          <table:table-cell/>
          <table:table-cell table:formula="of:=[.K54]" office:value-type="float" office:value="14" calcext:value-type="float">
            <text:p>14</text:p>
          </table:table-cell>
          <table:table-cell table:formula="of:=[.L55]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((((A+6)*26)+B+7)*26)+C+10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A+6+B+7+C+10</text:p>
          </table:table-cell>
          <table:table-cell table:number-columns-repeated="6"/>
          <table:table-cell table:formula="of:=MOD([.L56]; 26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56]/[.H60])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office:value-type="string" calcext:value-type="string">
            <text:p>A+B+C+3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table:formula="of:=[.J59]+[.H61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formula="of:=IF([.J61]=[.I56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62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formula="of:=[.K65]*[.J63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66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((((A+6)*26)+B+7)*26)+C+10)*26 </text:p>
          </table:table-cell>
          <table:table-cell table:number-columns-repeated="6"/>
          <table:table-cell table:formula="of:=[.L60]*[.K67]" office:value-type="float" office:value="169364" calcext:value-type="float">
            <text:p>169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6"/>
          <table:table-cell table:formula="of:=[.I56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office:value-type="string" calcext:value-type="string">
            <text:p>D+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formula="of:=[.K70]+[.H71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71]*[.J63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((((A+6)*26)+B+7)*26)+C+10)*26)+D+2 </text:p>
          </table:table-cell>
          <table:table-cell table:number-columns-repeated="6"/>
          <table:table-cell table:formula="of:=[.L68]+[.K72]" office:value-type="float" office:value="169375" calcext:value-type="float">
            <text:p>169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E</text:p>
          </table:table-cell>
          <table:table-cell table:number-columns-repeated="6"/>
          <table:table-cell table:style-name="ce7" table:formula="of:=[.$N$6]" office:value-type="float" office:value="4" calcext:value-type="float">
            <text:p>4</text:p>
          </table:table-cell>
          <table:table-cell/>
          <table:table-cell table:formula="of:=[.K72]" office:value-type="float" office:value="11" calcext:value-type="float">
            <text:p>11</text:p>
          </table:table-cell>
          <table:table-cell table:formula="of:=[.L73]" office:value-type="float" office:value="169375" calcext:value-type="float">
            <text:p>169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((((((A+6)*26)+B+7)*26)+C+10)*26)+D+2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A+B+C+D+6+7+10+2</text:p>
          </table:table-cell>
          <table:table-cell table:number-columns-repeated="6"/>
          <table:table-cell table:formula="of:=MOD([.L74]; 26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(((((((A+6)*26)+B+7)*26)+C+10)*26)+D+2) / 26 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74]/[.H78])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-7</text:p>
          </table:table-cell>
          <table:table-cell/>
          <table:table-cell office:value-type="string" calcext:value-type="string">
            <text:p>A+B+C+D+18</text:p>
          </table:table-cell>
          <table:table-cell table:number-columns-repeated="3"/>
          <table:table-cell office:value-type="string" calcext:value-type="string">
            <text:p>4979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J77]+[.H79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79]=[.I74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80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83]*[.J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84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((((((A+6)*26)+B+7)*26)+C+10)*26)+D+2) </text:p>
          </table:table-cell>
          <table:table-cell table:number-columns-repeated="6"/>
          <table:table-cell table:formula="of:=[.L78]*[.K85]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6"/>
          <table:table-cell table:formula="of:=[.I74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E+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table:formula="of:=[.K88]+[.H89]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89]*[.J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(((((A+6)*26)+B+7)*26)+C+10)*26)+D+2) +E+15</text:p>
          </table:table-cell>
          <table:table-cell table:number-columns-repeated="6"/>
          <table:table-cell table:formula="of:=[.L86]+[.K90]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F</text:p>
          </table:table-cell>
          <table:table-cell table:number-columns-repeated="6"/>
          <table:table-cell table:style-name="ce8" table:formula="of:=[.$N$7]" office:value-type="float" office:value="1" calcext:value-type="float">
            <text:p>1</text:p>
          </table:table-cell>
          <table:table-cell/>
          <table:table-cell table:formula="of:=[.K90]" office:value-type="float" office:value="0" calcext:value-type="float">
            <text:p>0</text:p>
          </table:table-cell>
          <table:table-cell table:formula="of:=[.L91]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(((((((A+6)*26)+B+7)*26)+C+10)*26)+D+2) +E+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(((((((A+6)*26)+B+7)*26)+C+10)*26)+D+2) +E+15</text:p>
          </table:table-cell>
          <table:table-cell table:number-columns-repeated="6"/>
          <table:table-cell table:formula="of:=MOD([.L92]; 26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92]/[.H96])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formula="of:=[.J95]+[.H97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97]=[.I92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98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01]*[.J99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102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(((((((A+6)*26)+B+7)*26)+C+10)*26)+D+2) +E+15)*26</text:p>
          </table:table-cell>
          <table:table-cell table:number-columns-repeated="6"/>
          <table:table-cell table:formula="of:=[.L96]*[.K103]" office:value-type="float" office:value="169364" calcext:value-type="float">
            <text:p>169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6"/>
          <table:table-cell table:formula="of:=[.I92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8</text:p>
          </table:table-cell>
          <table:table-cell table:number-columns-repeated="2"/>
          <table:table-cell office:value-type="string" calcext:value-type="string">
            <text:p>F+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formula="of:=[.K106]+[.H107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07]*[.J99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(((((((A+6)*26)+B+7)*26)+C+10)*26)+D+2) +E+15)*26)+F+8</text:p>
          </table:table-cell>
          <table:table-cell table:number-columns-repeated="6"/>
          <table:table-cell table:formula="of:=[.L104]+[.K108]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G</text:p>
          </table:table-cell>
          <table:table-cell table:number-columns-repeated="6"/>
          <table:table-cell table:formula="of:=[.$N$8]" office:value-type="float" office:value="9" calcext:value-type="float">
            <text:p>9</text:p>
          </table:table-cell>
          <table:table-cell/>
          <table:table-cell table:formula="of:=[.K108]" office:value-type="float" office:value="9" calcext:value-type="float">
            <text:p>9</text:p>
          </table:table-cell>
          <table:table-cell table:formula="of:=[.L109]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110]; 26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110]/[.H114])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formula="of:=[.J113]+[.H115]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115]=[.I110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116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19]*[.J117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120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(((((((((A+6)*26)+B+7)*26)+C+10)*26)+D+2) +E+15)*26)+F+8)*26</text:p>
          </table:table-cell>
          <table:table-cell table:number-columns-repeated="6"/>
          <table:table-cell table:formula="of:=[.L114]*[.K121]" office:value-type="float" office:value="4403698" calcext:value-type="float">
            <text:p>44036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  <table:table-cell table:formula="of:=[.I110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G+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K124]+[.H125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25]*[.J117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(((((((((A+6)*26)+B+7)*26)+C+10)*26)+D+2) +E+15)*26)+F+8)*26)+G+1</text:p>
          </table:table-cell>
          <table:table-cell table:number-columns-repeated="6"/>
          <table:table-cell table:formula="of:=[.L122]+[.K126]" office:value-type="float" office:value="4403708" calcext:value-type="float">
            <text:p>44037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orr</text:p>
          </table:table-cell>
          <table:table-cell office:value-type="string" calcext:value-type="string">
            <text:p>(((((((((((((A+6)*26)+B+7)*26)+C+10)*26)+D+2)/26)*26) +E+15)*26)+F+8)*26)+G+1</text:p>
          </table:table-cell>
          <table:table-cell table:number-columns-repeated="3"/>
          <table:table-cell table:formula="of:=[.$N$9]" office:value-type="float" office:value="5" calcext:value-type="float">
            <text:p>5</text:p>
          </table:table-cell>
          <table:table-cell/>
          <table:table-cell table:formula="of:=[.K126]" office:value-type="float" office:value="10" calcext:value-type="float">
            <text:p>10</text:p>
          </table:table-cell>
          <table:table-cell table:formula="of:=[.L127]" office:value-type="float" office:value="4403708" calcext:value-type="float">
            <text:p>44037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  <table:table-cell table:formula="of:=(((TRUNC((((((((1+6)*26)+2+7)*26)+3+10)*26)+4+2) / 26 )*26+5+15)*26)+6+8)*26+7+1" office:value-type="float" office:value="87524796" calcext:value-type="float">
            <text:p>875247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2"/>
          <table:table-cell office:value-type="string" calcext:value-type="string">
            <text:p>((((((((((((((A+6)*26)+B+7)*26)+C+10)*26)+D+2)/26)*26) +E+15)*26)+F+8)*26)+G+1) %26 </text:p>
          </table:table-cell>
          <table:table-cell table:number-columns-repeated="5"/>
          <table:table-cell table:formula="of:=MOD([.L128]; 26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((((((((((((((A+6)*26)+B+7)*26)+C+10)*26)+D+2)/26)*26) +E+15)*26)+F+8)*26)+G+1)/26 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128]/[.H132])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-5</text:p>
          </table:table-cell>
          <table:table-cell table:number-columns-repeated="6"/>
          <table:table-cell office:value-type="float" office:value="-5" calcext:value-type="float">
            <text:p>-5</text:p>
          </table:table-cell>
          <table:table-cell/>
          <table:table-cell table:formula="of:=[.J131]+[.H133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133]=[.I128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134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37]*[.J13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138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132]*[.K139]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128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table:formula="of:=[.K142]+[.H143]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43]*[.J13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140]+[.K144]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formula="of:=[.$N$10]" office:value-type="float" office:value="7" calcext:value-type="float">
            <text:p>7</text:p>
          </table:table-cell>
          <table:table-cell/>
          <table:table-cell table:formula="of:=[.K144]" office:value-type="float" office:value="0" calcext:value-type="float">
            <text:p>0</text:p>
          </table:table-cell>
          <table:table-cell table:formula="of:=[.L145]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146]; 26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146]/[.H150])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/>
          <table:table-cell table:formula="of:=[.J149]+[.H151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151]=[.I146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152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55]*[.J153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156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150]*[.K157]" office:value-type="float" office:value="4403698" calcext:value-type="float">
            <text:p>44036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146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table:formula="of:=[.K160]+[.H161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61]*[.J153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158]+[.K162]" office:value-type="float" office:value="4403710" calcext:value-type="float">
            <text:p>44037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formula="of:=[.$N$11]" office:value-type="float" office:value="9" calcext:value-type="float">
            <text:p>9</text:p>
          </table:table-cell>
          <table:table-cell/>
          <table:table-cell table:formula="of:=[.K162]" office:value-type="float" office:value="12" calcext:value-type="float">
            <text:p>12</text:p>
          </table:table-cell>
          <table:table-cell table:formula="of:=[.L163]" office:value-type="float" office:value="4403710" calcext:value-type="float">
            <text:p>44037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164]; 26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164]/[.H168])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-3</text:p>
          </table:table-cell>
          <table:table-cell table:number-columns-repeated="6"/>
          <table:table-cell office:value-type="float" office:value="-3" calcext:value-type="float">
            <text:p>-3</text:p>
          </table:table-cell>
          <table:table-cell/>
          <table:table-cell table:formula="of:=[.J167]+[.H169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169]=[.I164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170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73]*[.J1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174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168]*[.K175]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164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table:formula="of:=[.K178]+[.H179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79]*[.J1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176]+[.K180]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formula="of:=[.$N$12]" office:value-type="float" office:value="9" calcext:value-type="float">
            <text:p>9</text:p>
          </table:table-cell>
          <table:table-cell/>
          <table:table-cell table:formula="of:=[.K180]" office:value-type="float" office:value="0" calcext:value-type="float">
            <text:p>0</text:p>
          </table:table-cell>
          <table:table-cell table:formula="of:=[.L181]" office:value-type="float" office:value="169373" calcext:value-type="float">
            <text:p>169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182]; 26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182]/[.H186])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J185]+[.H187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187]=[.I182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188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91]*[.J1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192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186]*[.K193]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182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table:formula="of:=[.K196]+[.H197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97]*[.J1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194]+[.K198]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formula="of:=[.$N$13]" office:value-type="float" office:value="9" calcext:value-type="float">
            <text:p>9</text:p>
          </table:table-cell>
          <table:table-cell/>
          <table:table-cell table:formula="of:=[.K198]" office:value-type="float" office:value="0" calcext:value-type="float">
            <text:p>0</text:p>
          </table:table-cell>
          <table:table-cell table:formula="of:=[.L199]" office:value-type="float" office:value="6514" calcext:value-type="float">
            <text:p>6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200]; 26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200]/[.H204])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-5</text:p>
          </table:table-cell>
          <table:table-cell table:number-columns-repeated="6"/>
          <table:table-cell office:value-type="float" office:value="-5" calcext:value-type="float">
            <text:p>-5</text:p>
          </table:table-cell>
          <table:table-cell/>
          <table:table-cell table:formula="of:=[.J203]+[.H205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205]=[.I200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206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09]*[.J20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210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204]*[.K211]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200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"/>
          <table:table-cell table:formula="of:=[.K214]+[.H215]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15]*[.J20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212]+[.K216]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formula="of:=[.$N$14]" office:value-type="float" office:value="7" calcext:value-type="float">
            <text:p>7</text:p>
          </table:table-cell>
          <table:table-cell/>
          <table:table-cell table:formula="of:=[.K216]" office:value-type="float" office:value="0" calcext:value-type="float">
            <text:p>0</text:p>
          </table:table-cell>
          <table:table-cell table:formula="of:=[.L217]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218]; 26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218]/[.H222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-9</text:p>
          </table:table-cell>
          <table:table-cell table:number-columns-repeated="6"/>
          <table:table-cell office:value-type="float" office:value="-9" calcext:value-type="float">
            <text:p>-9</text:p>
          </table:table-cell>
          <table:table-cell/>
          <table:table-cell table:formula="of:=[.J221]+[.H223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223]=[.I218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224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27]*[.J22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228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222]*[.K229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218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table:formula="of:=[.K232]+[.H233]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33]*[.J22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230]+[.K234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style-name="ce9" table:formula="of:=[.$N$15]" office:value-type="float" office:value="9" calcext:value-type="float">
            <text:p>9</text:p>
          </table:table-cell>
          <table:table-cell/>
          <table:table-cell table:formula="of:=[.K234]" office:value-type="float" office:value="0" calcext:value-type="float">
            <text:p>0</text:p>
          </table:table-cell>
          <table:table-cell table:formula="of:=[.L235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236]; 26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236]/[.H24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J239]+[.H241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241]=[.I236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242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45]*[.J2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246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240]*[.K2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236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table:formula="of:=[.K250]+[.H251]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51]*[.J2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248]+[.K252]" office:value-type="float" office:value="0" calcext:value-type="float">
            <text:p>0</text:p>
          </table:table-cell>
          <table:table-cell table:number-columns-repeated="12"/>
        </table:table-row>
        <calcext:conditional-formats>
          <calcext:conditional-format calcext:target-range-address="Sheet1.N2:Sheet1.N15">
            <calcext:condition calcext:apply-style-name="Error" calcext:value="&lt;1" calcext:base-cell-address="Sheet1.N2"/>
            <calcext:condition calcext:apply-style-name="Error" calcext:value="&gt;9" calcext:base-cell-address="Sheet1.N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56:20.592877204</meta:creation-date>
    <dc:date>2021-12-28T14:06:21.621979279</dc:date>
    <meta:editing-duration>PT4M58S</meta:editing-duration>
    <meta:editing-cycles>2</meta:editing-cycles>
    <meta:generator>LibreOffice/7.2.2.2$Linux_X86_64 LibreOffice_project/20$Build-2</meta:generator>
    <meta:document-statistic meta:table-count="1" meta:cell-count="770" meta:object-count="0"/>
  </office:meta>
</office:document-meta>
</file>